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75in" fo:margin-left="0in" table:align="left" style:writing-mode="lr-tb"/>
    </style:style>
    <style:style style:name="Таблица1.A" style:family="table-column">
      <style:table-column-properties style:column-width="1.9507in"/>
    </style:style>
    <style:style style:name="Таблица1.B" style:family="table-column">
      <style:table-column-properties style:column-width="1.0417in"/>
    </style:style>
    <style:style style:name="Таблица1.C" style:family="table-column">
      <style:table-column-properties style:column-width="1.0229in"/>
    </style:style>
    <style:style style:name="Таблица1.D" style:family="table-column">
      <style:table-column-properties style:column-width="1.1722in"/>
    </style:style>
    <style:style style:name="Таблица1.E" style:family="table-column">
      <style:table-column-properties style:column-width="1.5625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1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1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5" style:family="table-row">
      <style:table-row-properties style:min-row-height="0.5229in" fo:keep-together="auto"/>
    </style:style>
    <style:style style:name="Таблица1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9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0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1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14" style:family="table-row">
      <style:table-row-properties style:min-row-height="0.4938in" fo:keep-together="auto"/>
    </style:style>
    <style:style style:name="Таблица1.E1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" style:family="table">
      <style:table-properties style:width="6.8583in" fo:margin-left="0.0146in" fo:margin-right="-0.1799in" table:align="margins" style:writing-mode="lr-tb"/>
    </style:style>
    <style:style style:name="Таблица2.A" style:family="table-column">
      <style:table-column-properties style:column-width="1.9583in" style:rel-column-width="18712*"/>
    </style:style>
    <style:style style:name="Таблица2.B" style:family="table-column">
      <style:table-column-properties style:column-width="1.0938in" style:rel-column-width="10451*"/>
    </style:style>
    <style:style style:name="Таблица2.C" style:family="table-column">
      <style:table-column-properties style:column-width="1.0729in" style:rel-column-width="10252*"/>
    </style:style>
    <style:style style:name="Таблица2.D" style:family="table-column">
      <style:table-column-properties style:column-width="1.2813in" style:rel-column-width="12243*"/>
    </style:style>
    <style:style style:name="Таблица2.E" style:family="table-column">
      <style:table-column-properties style:column-width="1.4521in" style:rel-column-width="1387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2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2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4" style:family="table-row">
      <style:table-row-properties style:min-row-height="0.3174in" fo:keep-together="auto"/>
    </style:style>
    <style:style style:name="Таблица2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3" style:family="table">
      <style:table-properties style:width="6.8194in" fo:margin-left="0in" table:align="left" style:writing-mode="lr-tb"/>
    </style:style>
    <style:style style:name="Таблица3.A" style:family="table-column">
      <style:table-column-properties style:column-width="1.5931in"/>
    </style:style>
    <style:style style:name="Таблица3.B" style:family="table-column">
      <style:table-column-properties style:column-width="1.6667in"/>
    </style:style>
    <style:style style:name="Таблица3.C" style:family="table-column">
      <style:table-column-properties style:column-width="1.2458in"/>
    </style:style>
    <style:style style:name="Таблица3.D" style:family="table-column">
      <style:table-column-properties style:column-width="0.8479in"/>
    </style:style>
    <style:style style:name="Таблица3.E" style:family="table-column">
      <style:table-column-properties style:column-width="1.466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3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4" style:family="table">
      <style:table-properties style:width="6.841in" fo:margin-left="0.0146in" fo:margin-right="-0.1625in" table:align="margins" style:writing-mode="lr-tb"/>
    </style:style>
    <style:style style:name="Таблица4.A" style:family="table-column">
      <style:table-column-properties style:column-width="2.2597in" style:rel-column-width="21647*"/>
    </style:style>
    <style:style style:name="Таблица4.B" style:family="table-column">
      <style:table-column-properties style:column-width="1.1458in" style:rel-column-width="10976*"/>
    </style:style>
    <style:style style:name="Таблица4.C" style:family="table-column">
      <style:table-column-properties style:column-width="0.8854in" style:rel-column-width="8482*"/>
    </style:style>
    <style:style style:name="Таблица4.D" style:family="table-column">
      <style:table-column-properties style:column-width="1.1771in" style:rel-column-width="11276*"/>
    </style:style>
    <style:style style:name="Таблица4.E" style:family="table-column">
      <style:table-column-properties style:column-width="1.3729in" style:rel-column-width="13154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382in" fo:border-left="0.05pt solid #000000" fo:border-right="none" fo:border-top="0.05pt solid #000000" fo:border-bottom="0.5pt solid #000000" style:writing-mode="lr-tb"/>
    </style:style>
    <style:style style:name="Таблица4.B1" style:family="table-cell">
      <style:table-cell-properties style:vertical-align="top" fo:padding="0.0382in" fo:border-left="0.5pt solid #000000" fo:border-right="none" fo:border-top="0.05pt solid #000000" fo:border-bottom="0.5pt solid #000000" style:writing-mode="lr-tb"/>
    </style:style>
    <style:style style:name="Таблица4.E1" style:family="table-cell">
      <style:table-cell-properties style:vertical-align="top" fo:padding="0.0382in" fo:border-left="0.5pt solid #000000" fo:border-right="0.05pt solid #000000" fo:border-top="0.05pt solid #000000" fo:border-bottom="0.5pt solid #000000" style:writing-mode="lr-tb"/>
    </style:style>
    <style:style style:name="Таблица4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9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0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1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14" style:family="table-row">
      <style:table-row-properties style:min-row-height="0.3146in" fo:keep-together="auto"/>
    </style:style>
    <style:style style:name="Таблица4.E1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15" style:family="table-row">
      <style:table-row-properties style:min-row-height="0.3528in" fo:keep-together="auto"/>
    </style:style>
    <style:style style:name="Таблица4.E1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en" fo:country="US" fo:font-weight="normal" officeooo:rsid="00025717" officeooo:paragraph-rsid="00025717" style:font-weight-asian="normal" style:font-weight-complex="normal"/>
    </style:style>
    <style:style style:name="P12" style:family="paragraph" style:parent-style-name="Table_20_Contents">
      <style:paragraph-properties style:snap-to-layout-grid="false"/>
      <style:text-properties fo:language="en" fo:country="US" officeooo:rsid="00025717" officeooo:paragraph-rsid="00025717"/>
    </style:style>
    <style:style style:name="P13" style:family="paragraph" style:parent-style-name="Table_20_Contents">
      <style:paragraph-properties style:snap-to-layout-grid="false"/>
      <style:text-properties fo:language="en" fo:country="US" officeooo:rsid="00026e49" officeooo:paragraph-rsid="00026e49"/>
    </style:style>
    <style:style style:name="P14" style:family="paragraph" style:parent-style-name="Table_20_Contents">
      <style:paragraph-properties style:snap-to-layout-grid="false"/>
      <style:text-properties fo:language="ru" fo:country="RU"/>
    </style:style>
    <style:style style:name="P15" style:family="paragraph" style:parent-style-name="Table_20_Contents">
      <style:paragraph-properties style:snap-to-layout-grid="false"/>
      <style:text-properties fo:language="ru" fo:country="RU" officeooo:paragraph-rsid="00026e49"/>
    </style:style>
    <style:style style:name="P16" style:family="paragraph" style:parent-style-name="Table_20_Contents">
      <style:paragraph-properties style:snap-to-layout-grid="false"/>
      <style:text-properties fo:language="ru" fo:country="RU" officeooo:rsid="00020337" officeooo:paragraph-rsid="00020337"/>
    </style:style>
    <style:style style:name="P17" style:family="paragraph" style:parent-style-name="Table_20_Contents">
      <style:paragraph-properties style:snap-to-layout-grid="false"/>
      <style:text-properties fo:language="ru" fo:country="RU" officeooo:rsid="00026e49" officeooo:paragraph-rsid="00026e49"/>
    </style:style>
    <style:style style:name="P18" style:family="paragraph" style:parent-style-name="Table_20_Contents">
      <style:paragraph-properties style:snap-to-layout-grid="false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20" style:family="paragraph" style:parent-style-name="Table_20_Contents">
      <style:paragraph-properties style:snap-to-layout-grid="false"/>
      <style:text-properties fo:language="ru" fo:country="RU"/>
    </style:style>
    <style:style style:name="P21" style:family="paragraph" style:parent-style-name="Table_20_Contents">
      <style:paragraph-properties style:snap-to-layout-grid="false"/>
      <style:text-properties fo:language="ru" fo:country="RU" officeooo:rsid="00026e49" officeooo:paragraph-rsid="00026e49"/>
    </style:style>
    <style:style style:name="P22" style:family="paragraph" style:parent-style-name="Table_20_Contents">
      <style:paragraph-properties style:snap-to-layout-grid="false"/>
      <style:text-properties fo:language="ru" fo:country="RU" officeooo:rsid="00050e35" officeooo:paragraph-rsid="00050e35"/>
    </style:style>
    <style:style style:name="P23" style:family="paragraph" style:parent-style-name="Table_20_Contents">
      <style:paragraph-properties style:snap-to-layout-grid="false"/>
      <style:text-properties fo:language="en" fo:country="US"/>
    </style:style>
    <style:style style:name="P24" style:family="paragraph" style:parent-style-name="Table_20_Contents">
      <style:paragraph-properties style:snap-to-layout-grid="false"/>
      <style:text-properties fo:language="en" fo:country="US" officeooo:rsid="00026e49" officeooo:paragraph-rsid="00026e49"/>
    </style:style>
    <style:style style:name="P25" style:family="paragraph" style:parent-style-name="Table_20_Contents">
      <style:paragraph-properties style:snap-to-layout-grid="false"/>
      <style:text-properties fo:language="en" fo:country="US" fo:font-weight="normal" officeooo:rsid="00050e35" officeooo:paragraph-rsid="00050e35" style:font-weight-asian="normal" style:font-weight-complex="normal"/>
    </style:style>
    <style:style style:name="P26" style:family="paragraph" style:parent-style-name="Table_20_Contents">
      <style:paragraph-properties style:snap-to-layout-grid="false"/>
      <style:text-properties fo:language="en" fo:country="US" officeooo:rsid="00050e35" officeooo:paragraph-rsid="00050e35"/>
    </style:style>
    <style:style style:name="P27" style:family="paragraph" style:parent-style-name="Table_20_Contents">
      <style:paragraph-properties style:snap-to-layout-grid="false"/>
    </style:style>
    <style:style style:name="P28" style:family="paragraph" style:parent-style-name="Table_20_Contents">
      <style:paragraph-properties style:snap-to-layout-grid="false"/>
      <style:text-properties fo:font-weight="bold" style:font-weight-asian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50e35"/>
    </style:style>
    <style:style style:name="T4" style:family="text">
      <style:text-properties officeooo:rsid="00020337"/>
    </style:style>
    <style:style style:name="T5" style:family="text">
      <style:text-properties officeooo:rsid="00026e49"/>
    </style:style>
    <style:style style:name="T6" style:family="text">
      <style:text-properties officeooo:rsid="00050e35"/>
    </style:style>
    <style:style style:name="T7" style:family="text">
      <style:text-properties officeooo:rsid="0005db38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Задачи за прошедш<text:span text:style-name="T7">ую</text:span> недел<text:span text:style-name="T7">ю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8"><text:span text:style-name="T2">Работы по </text:span><text:span text:style-name="T1">QA</text:span><text:span text:style-name="T2"> 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22">100%</text:p>
          </table:table-cell>
          <table:table-cell table:style-name="Таблица1.A2" office:value-type="string">
            <text:p text:style-name="P14">200 часов / <text:span text:style-name="T6">184 часа</text:span></text:p>
          </table:table-cell>
          <table:table-cell table:style-name="Таблица1.E16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17">Руководительское совещание</text:p>
          </table:table-cell>
          <table:table-cell table:style-name="Таблица1.B2" office:value-type="percentage" office:value="1">
            <text:p text:style-name="P14">100%</text:p>
          </table:table-cell>
          <table:table-cell table:style-name="Таблица1.A2" office:value-type="string">
            <text:p text:style-name="P22">100%</text:p>
          </table:table-cell>
          <table:table-cell table:style-name="Таблица1.A2" office:value-type="string">
            <text:p text:style-name="P14">2 час<text:span text:style-name="T5">а / 2 часа</text:span></text:p>
          </table:table-cell>
          <table:table-cell table:style-name="Таблица1.E16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P14">Подготовка и проведение командного QA митинга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22">100%</text:p>
          </table:table-cell>
          <table:table-cell table:style-name="Таблица1.A2" office:value-type="string">
            <text:p text:style-name="P14">12 часов / <text:span text:style-name="T6">12 часов</text:span></text:p>
          </table:table-cell>
          <table:table-cell table:style-name="Таблица1.E16" office:value-type="string">
            <text:p text:style-name="P14"/>
          </table:table-cell>
        </table:table-row>
        <table:table-row table:style-name="Таблица1.5">
          <table:table-cell table:style-name="Таблица1.A2" office:value-type="string">
            <text:p text:style-name="P14">Подготовка еженедельной отчетности</text:p>
          </table:table-cell>
          <table:table-cell table:style-name="Таблица1.B2" office:value-type="percentage" office:value="1">
            <text:p text:style-name="P14">100%</text:p>
          </table:table-cell>
          <table:table-cell table:style-name="Таблица1.A2" office:value-type="string">
            <text:p text:style-name="P22">100%</text:p>
          </table:table-cell>
          <table:table-cell table:style-name="Таблица1.A2" office:value-type="string">
            <text:p text:style-name="P14">1 час / <text:span text:style-name="T6">1 час</text:span></text:p>
          </table:table-cell>
          <table:table-cell table:style-name="Таблица1.E16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5">С</text:span>татья <text:span text:style-name="T5">по OCSP </text:span>для Blazemeter</text:p>
          </table:table-cell>
          <table:table-cell table:style-name="Таблица1.B2" office:value-type="percentage" office:value="1">
            <text:p text:style-name="P14">100%</text:p>
          </table:table-cell>
          <table:table-cell table:style-name="Таблица1.A2" office:value-type="string">
            <text:p text:style-name="P22">0%</text:p>
          </table:table-cell>
          <table:table-cell table:style-name="Таблица1.A2" office:value-type="string">
            <text:p text:style-name="P14"><text:span text:style-name="T5">6</text:span> часов / <text:span text:style-name="T6">0 часов</text:span></text:p>
          </table:table-cell>
          <table:table-cell table:style-name="Таблица1.E16" office:value-type="string">
            <text:p text:style-name="P22">Нужна помощь</text:p>
          </table:table-cell>
        </table:table-row>
        <table:table-row table:style-name="Таблица1.1">
          <table:table-cell table:style-name="Таблица1.A2" office:value-type="string">
            <text:p text:style-name="P14">В<text:span text:style-name="T5">стреча с Иваном Васильевичем</text:span></text:p>
          </table:table-cell>
          <table:table-cell table:style-name="Таблица1.B2" office:value-type="percentage" office:value="1">
            <text:p text:style-name="P14">100%</text:p>
          </table:table-cell>
          <table:table-cell table:style-name="Таблица1.A2" office:value-type="string">
            <text:p text:style-name="P22">100%</text:p>
          </table:table-cell>
          <table:table-cell table:style-name="Таблица1.A2" office:value-type="string">
            <text:p text:style-name="P14">1<text:span text:style-name="T1"> </text:span>час / <text:span text:style-name="T6">1 час</text:span></text:p>
          </table:table-cell>
          <table:table-cell table:style-name="Таблица1.E16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4">Контроль работ по Vertigo</text:p>
          </table:table-cell>
          <table:table-cell table:style-name="Таблица1.B2" office:value-type="percentage" office:value="1">
            <text:p text:style-name="P14">100%</text:p>
          </table:table-cell>
          <table:table-cell table:style-name="Таблица1.A2" office:value-type="string">
            <text:p text:style-name="P22">100%</text:p>
          </table:table-cell>
          <table:table-cell table:style-name="Таблица1.A2" office:value-type="string">
            <text:p text:style-name="P14">8 часов / <text:span text:style-name="T6">2 часа</text:span></text:p>
          </table:table-cell>
          <table:table-cell table:style-name="Таблица1.E16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4">Подготовить ПИР для младших тестировщиков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22">100%</text:p>
          </table:table-cell>
          <table:table-cell table:style-name="Таблица1.A2" office:value-type="string">
            <text:p text:style-name="P9"><text:span text:style-name="T2">2</text:span> <text:span text:style-name="T2">часа / </text:span><text:span text:style-name="T3">2 часа</text:span></text:p>
          </table:table-cell>
          <table:table-cell table:style-name="Таблица1.E16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4">Продвижение статей по Selenium в форумах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22">100%</text:p>
          </table:table-cell>
          <table:table-cell table:style-name="Таблица1.A2" office:value-type="string">
            <text:p text:style-name="P9">5 часов / <text:span text:style-name="T6">5 часов</text:span></text:p>
          </table:table-cell>
          <table:table-cell table:style-name="Таблица1.E16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4">Подготовить инструкцию по оценке тестирования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22">0%</text:p>
          </table:table-cell>
          <table:table-cell table:style-name="Таблица1.A2" office:value-type="string">
            <text:p text:style-name="P9"><text:span text:style-name="T2">8</text:span> ча<text:span text:style-name="T2">сов / </text:span><text:span text:style-name="T3">0 часов</text:span></text:p>
          </table:table-cell>
          <table:table-cell table:style-name="Таблица1.E16" office:value-type="string">
            <text:p text:style-name="P22">Работа над video для Blazemeter</text:p>
          </table:table-cell>
        </table:table-row>
        <table:table-row table:style-name="Таблица1.1">
          <table:table-cell table:style-name="Таблица1.A2" office:value-type="string">
            <text:p text:style-name="P9">Митинги 1-1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22">100%</text:p>
          </table:table-cell>
          <table:table-cell table:style-name="Таблица1.A2" office:value-type="string">
            <text:p text:style-name="P9">2 часа / <text:span text:style-name="T6">2 часа</text:span></text:p>
          </table:table-cell>
          <table:table-cell table:style-name="Таблица1.E16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17">Базовая кафедра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22">100%</text:p>
          </table:table-cell>
          <table:table-cell table:style-name="Таблица1.A2" office:value-type="string">
            <text:p text:style-name="P9"><text:span text:style-name="T5">8</text:span> час<text:span text:style-name="T5">ов / 8 часов</text:span></text:p>
          </table:table-cell>
          <table:table-cell table:style-name="Таблица1.E16" office:value-type="string">
            <text:p text:style-name="P14"/>
          </table:table-cell>
        </table:table-row>
        <table:table-row table:style-name="Таблица1.14">
          <table:table-cell table:style-name="Таблица1.A2" office:value-type="string">
            <text:p text:style-name="P17">Премиальная тестировщиков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22">100%</text:p>
          </table:table-cell>
          <table:table-cell table:style-name="Таблица1.A2" office:value-type="string">
            <text:p text:style-name="P14"><text:span text:style-name="T5">3</text:span> часа / <text:span text:style-name="T6">5 часов</text:span></text:p>
          </table:table-cell>
          <table:table-cell table:style-name="Таблица1.E16" office:value-type="string">
            <text:p text:style-name="P22">Много задач.</text:p>
          </table:table-cell>
        </table:table-row>
        <table:table-row table:style-name="Таблица1.1">
          <table:table-cell table:style-name="Таблица1.A2" office:value-type="string">
            <text:p text:style-name="P17">Подготовка к webinar Blazemeter</text:p>
          </table:table-cell>
          <table:table-cell table:style-name="Таблица1.B2" office:value-type="percentage" office:value="1">
            <text:p text:style-name="P13">100%</text:p>
          </table:table-cell>
          <table:table-cell table:style-name="Таблица1.A2" office:value-type="string">
            <text:p text:style-name="P22">50%</text:p>
          </table:table-cell>
          <table:table-cell table:style-name="Таблица1.A2" office:value-type="string">
            <text:p text:style-name="P13">8 часов / <text:span text:style-name="T6">4 часа</text:span></text:p>
          </table:table-cell>
          <table:table-cell table:style-name="Таблица1.E16" office:value-type="string">
            <text:p text:style-name="P22">Сделали быстрее</text:p>
          </table:table-cell>
        </table:table-row>
        <table:table-row table:style-name="Таблица1.1">
          <table:table-cell table:style-name="Таблица1.A2" office:value-type="string">
            <text:p text:style-name="P17">Подготовка video training для Blazemeter</text:p>
          </table:table-cell>
          <table:table-cell table:style-name="Таблица1.B2" office:value-type="percentage" office:value="0.5">
            <text:p text:style-name="P13">50%</text:p>
          </table:table-cell>
          <table:table-cell table:style-name="Таблица1.A2" office:value-type="string">
            <text:p text:style-name="P22">70%</text:p>
          </table:table-cell>
          <table:table-cell table:style-name="Таблица1.A2" office:value-type="string">
            <text:p text:style-name="P13">6 часов / <text:span text:style-name="T6">19 часов</text:span></text:p>
          </table:table-cell>
          <table:table-cell table:style-name="Таблица1.E16" office:value-type="string">
            <text:p text:style-name="P22">Первый опыт.</text:p>
          </table:table-cell>
        </table:table-row>
      </table:table>
      <text:p text:style-name="P2"/>
      <text:p text:style-name="P3">Внеплановые задачи за 2 недел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6">Собеседования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1 час</text:p>
          </table:table-cell>
          <table:table-cell table:style-name="Таблица2.E5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4">Внутренние коммуникации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<text:span text:style-name="T6">2</text:span> час<text:span text:style-name="T4">а</text:span></text:p>
          </table:table-cell>
          <table:table-cell table:style-name="Таблица2.E5" office:value-type="string">
            <text:p text:style-name="P8"/>
          </table:table-cell>
        </table:table-row>
        <table:table-row table:style-name="Таблица2.4">
          <table:table-cell table:style-name="Таблица2.A2" office:value-type="string">
            <text:p text:style-name="P14">Просмотр резюме потенциальных кандидатов.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1 час</text:p>
          </table:table-cell>
          <table:table-cell table:style-name="Таблица2.E5" office:value-type="string">
            <text:p text:style-name="P8"/>
          </table:table-cell>
        </table:table-row>
        <table:table-row table:style-name="Таблица2.4">
          <table:table-cell table:style-name="Таблица2.A2" office:value-type="string">
            <text:p text:style-name="P16"><text:span text:style-name="T6">Экстра часы по видео</text:span> Blazemeter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<text:span text:style-name="T6">13</text:span> <text:span text:style-name="T2">часов</text:span></text:p>
          </table:table-cell>
          <table:table-cell table:style-name="Таблица2.E5" office:value-type="string">
            <text:p text:style-name="P8"/>
          </table:table-cell>
        </table:table-row>
        <table:table-row table:style-name="Таблица2.4">
          <table:table-cell table:style-name="Таблица2.A2" office:value-type="string">
            <text:p text:style-name="P22">Митинги по Blazemeter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A2" office:value-type="string">
            <text:p text:style-name="P12">1 час</text:p>
          </table:table-cell>
          <table:table-cell table:style-name="Таблица2.E6" office:value-type="string">
            <text:p text:style-name="P8"/>
          </table:table-cell>
        </table:table-row>
        <table:table-row table:style-name="Таблица2.4">
          <table:table-cell table:style-name="Таблица2.A2" office:value-type="string">
            <text:p text:style-name="P22">Доработка статьи по Blazemeter</text:p>
          </table:table-cell>
          <table:table-cell table:style-name="Таблица2.B2" office:value-type="percentage" office:value="1">
            <text:p text:style-name="P25">100%</text:p>
          </table:table-cell>
          <table:table-cell table:style-name="Таблица2.B2" office:value-type="percentage" office:value="1">
            <text:p text:style-name="P26">100%</text:p>
          </table:table-cell>
          <table:table-cell table:style-name="Таблица2.A2" office:value-type="string">
            <text:p text:style-name="P26">1 час</text:p>
          </table:table-cell>
          <table:table-cell table:style-name="Таблица2.E7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8"><text:span text:style-name="T2">Работы по </text:span><text:span text:style-name="T1">QA</text:span><text:span text:style-name="T2"> 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19">
            <text:p text:style-name="P14">03/<text:span text:style-name="T5">19</text:span>/17</text:p>
          </table:table-cell>
          <table:table-cell table:style-name="Таблица4.A2" office:value-type="string">
            <text:p text:style-name="P14">200 часов</text:p>
          </table:table-cell>
          <table:table-cell table:style-name="Таблица4.E16" office:value-type="string">
            <text:p text:style-name="P18">Команда</text:p>
          </table:table-cell>
        </table:table-row>
        <table:table-row table:style-name="Таблица4.1">
          <table:table-cell table:style-name="Таблица4.A2" office:value-type="string">
            <text:p text:style-name="P17">Руководительское совещание</text:p>
          </table:table-cell>
          <table:table-cell table:style-name="Таблица4.B2" office:value-type="percentage" office:value="1">
            <text:p text:style-name="P14">100%</text:p>
          </table:table-cell>
          <table:table-cell table:style-name="Таблица4.C2" office:value-type="date" office:date-value="2017-03-14">
            <text:p text:style-name="P14">03/<text:span text:style-name="T6">14</text:span>/17</text:p>
          </table:table-cell>
          <table:table-cell table:style-name="Таблица4.A2" office:value-type="string">
            <text:p text:style-name="P14">2 час<text:span text:style-name="T5">а</text:span></text:p>
          </table:table-cell>
          <table:table-cell table:style-name="Таблица4.E16" office:value-type="string">
            <text:p text:style-name="P17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4">Подготовка и проведение командного QA митинга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15">
            <text:p text:style-name="P14">03/<text:span text:style-name="T6">15</text:span>/17</text:p>
          </table:table-cell>
          <table:table-cell table:style-name="Таблица4.A2" office:value-type="string">
            <text:p text:style-name="P14">12 часов</text:p>
          </table:table-cell>
          <table:table-cell table:style-name="Таблица4.E16" office:value-type="string">
            <text:p text:style-name="P14">Команда</text:p>
          </table:table-cell>
        </table:table-row>
        <table:table-row table:style-name="Таблица4.1">
          <table:table-cell table:style-name="Таблица4.A2" office:value-type="string">
            <text:p text:style-name="P14">Подготовка еженедельной отчетности</text:p>
          </table:table-cell>
          <table:table-cell table:style-name="Таблица4.B2" office:value-type="percentage" office:value="1">
            <text:p text:style-name="P14">100%</text:p>
          </table:table-cell>
          <table:table-cell table:style-name="Таблица4.C2" office:value-type="date" office:date-value="2017-03-19">
            <text:p text:style-name="P14">03/<text:span text:style-name="T6">19</text:span>/17</text:p>
          </table:table-cell>
          <table:table-cell table:style-name="Таблица4.A2" office:value-type="string">
            <text:p text:style-name="P14">1 час</text:p>
          </table:table-cell>
          <table:table-cell table:style-name="Таблица4.E16" office:value-type="string">
            <text:p text:style-name="P14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4"><text:span text:style-name="T5">С</text:span>татья <text:span text:style-name="T5">по OCSP </text:span>для Blazemeter</text:p>
          </table:table-cell>
          <table:table-cell table:style-name="Таблица4.B2" office:value-type="percentage" office:value="1">
            <text:p text:style-name="P14">100%</text:p>
          </table:table-cell>
          <table:table-cell table:style-name="Таблица4.C2" office:value-type="date" office:date-value="2017-03-13">
            <text:p text:style-name="P14">03/<text:span text:style-name="T6">13</text:span>/17</text:p>
          </table:table-cell>
          <table:table-cell table:style-name="Таблица4.A2" office:value-type="string">
            <text:p text:style-name="P14"><text:span text:style-name="T5">6</text:span> часов</text:p>
          </table:table-cell>
          <table:table-cell table:style-name="Таблица4.E16" office:value-type="string">
            <text:p text:style-name="P14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4">В<text:span text:style-name="T5">стреча с Иваном Васильевичем</text:span></text:p>
          </table:table-cell>
          <table:table-cell table:style-name="Таблица4.B2" office:value-type="percentage" office:value="1">
            <text:p text:style-name="P14">100%</text:p>
          </table:table-cell>
          <table:table-cell table:style-name="Таблица4.C2" office:value-type="date" office:date-value="2017-03-13">
            <text:p text:style-name="P14">0<text:span text:style-name="T5">3</text:span>/<text:span text:style-name="T6">13</text:span>/17</text:p>
          </table:table-cell>
          <table:table-cell table:style-name="Таблица4.A2" office:value-type="string">
            <text:p text:style-name="P14">1<text:span text:style-name="T1"> </text:span>час</text:p>
          </table:table-cell>
          <table:table-cell table:style-name="Таблица4.E16" office:value-type="string">
            <text:p text:style-name="P14">Фирсанов К.А.</text:p>
            <text:p text:style-name="P17">Орехов И.В.</text:p>
          </table:table-cell>
        </table:table-row>
        <table:table-row table:style-name="Таблица4.1">
          <table:table-cell table:style-name="Таблица4.A2" office:value-type="string">
            <text:p text:style-name="P14">Контроль работ по Vertigo</text:p>
          </table:table-cell>
          <table:table-cell table:style-name="Таблица4.B2" office:value-type="percentage" office:value="1">
            <text:p text:style-name="P14">100%</text:p>
          </table:table-cell>
          <table:table-cell table:style-name="Таблица4.C2" office:value-type="date" office:date-value="2017-03-17">
            <text:p text:style-name="P14">03/<text:span text:style-name="T5">17</text:span>/17</text:p>
          </table:table-cell>
          <table:table-cell table:style-name="Таблица4.A2" office:value-type="string">
            <text:p text:style-name="P14">8 часов</text:p>
          </table:table-cell>
          <table:table-cell table:style-name="Таблица4.E16" office:value-type="string">
            <text:p text:style-name="P14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22">Собеседования в Красноярске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18">
            <text:p text:style-name="P14">03/<text:span text:style-name="T6">18</text:span>/17</text:p>
          </table:table-cell>
          <table:table-cell table:style-name="Таблица4.A2" office:value-type="string">
            <text:p text:style-name="P9"><text:span text:style-name="T3">6</text:span> <text:span text:style-name="T2">час</text:span><text:span text:style-name="T3">ов</text:span></text:p>
          </table:table-cell>
          <table:table-cell table:style-name="Таблица4.E16" office:value-type="string">
            <text:p text:style-name="P14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4">Продвижение статей по Selenium в форумах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18">
            <text:p text:style-name="P14">03/<text:span text:style-name="T5">18</text:span>/17</text:p>
          </table:table-cell>
          <table:table-cell table:style-name="Таблица4.A2" office:value-type="string">
            <text:p text:style-name="P9">5 часов</text:p>
          </table:table-cell>
          <table:table-cell table:style-name="Таблица4.E16" office:value-type="string">
            <text:p text:style-name="P14">Фирсанов К.А. Михайлов М. Шепелева Ю.</text:p>
          </table:table-cell>
        </table:table-row>
        <table:table-row table:style-name="Таблица4.1">
          <table:table-cell table:style-name="Таблица4.A2" office:value-type="string">
            <text:p text:style-name="P14">Подготовить инструкцию по оценке тестирования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16">
            <text:p text:style-name="P14">03/<text:span text:style-name="T5">16</text:span>/17</text:p>
          </table:table-cell>
          <table:table-cell table:style-name="Таблица4.A2" office:value-type="string">
            <text:p text:style-name="P9"><text:span text:style-name="T2">8</text:span> ча<text:span text:style-name="T2">сов</text:span></text:p>
          </table:table-cell>
          <table:table-cell table:style-name="Таблица4.E16" office:value-type="string">
            <text:p text:style-name="P14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26">План статьи по TCP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A2" office:value-type="string">
            <text:p text:style-name="P22">03/13/17</text:p>
          </table:table-cell>
          <table:table-cell table:style-name="Таблица4.A2" office:value-type="string">
            <text:p text:style-name="P9">2 часа</text:p>
          </table:table-cell>
          <table:table-cell table:style-name="Таблица4.E16" office:value-type="string">
            <text:p text:style-name="P14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7">Базовая кафедра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15">
            <text:p text:style-name="P14">03/<text:span text:style-name="T6">15</text:span>/17</text:p>
          </table:table-cell>
          <table:table-cell table:style-name="Таблица4.A2" office:value-type="string">
            <text:p text:style-name="P9"><text:span text:style-name="T5">8</text:span> час<text:span text:style-name="T5">ов</text:span></text:p>
          </table:table-cell>
          <table:table-cell table:style-name="Таблица4.E16" office:value-type="string">
            <text:p text:style-name="P14">Фирсанов К.А.</text:p>
            <text:p text:style-name="P15">Шепелева Ю.</text:p>
          </table:table-cell>
        </table:table-row>
        <table:table-row table:style-name="Таблица4.14">
          <table:table-cell table:style-name="Таблица4.A2" office:value-type="string">
            <text:p text:style-name="P22">Довести результаты аттестации до сотрудников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16">
            <text:p text:style-name="P14">03/<text:span text:style-name="T6">16</text:span>/17</text:p>
          </table:table-cell>
          <table:table-cell table:style-name="Таблица4.A2" office:value-type="string">
            <text:p text:style-name="P14"><text:span text:style-name="T5">3</text:span> часа</text:p>
          </table:table-cell>
          <table:table-cell table:style-name="Таблица4.E16" office:value-type="string">
            <text:p text:style-name="P17">Фирсанов К.А.</text:p>
          </table:table-cell>
        </table:table-row>
        <table:table-row table:style-name="Таблица4.15">
          <table:table-cell table:style-name="Таблица4.A2" office:value-type="string">
            <text:p text:style-name="P17">Подготовка к webinar Blazemeter</text:p>
          </table:table-cell>
          <table:table-cell table:style-name="Таблица4.B2" office:value-type="percentage" office:value="1">
            <text:p text:style-name="P13">100%</text:p>
          </table:table-cell>
          <table:table-cell table:style-name="Таблица4.C2" office:value-type="date" office:date-value="2017-03-12">
            <text:p text:style-name="P17">03/12/17</text:p>
          </table:table-cell>
          <table:table-cell table:style-name="Таблица4.A2" office:value-type="string">
            <text:p text:style-name="P13">8 часов</text:p>
          </table:table-cell>
          <table:table-cell table:style-name="Таблица4.E16" office:value-type="string">
            <text:p text:style-name="P17">Фирсанов К.А. Жиряков Е.</text:p>
          </table:table-cell>
        </table:table-row>
        <table:table-row table:style-name="Таблица4.15">
          <table:table-cell table:style-name="Таблица4.A2" office:value-type="string">
            <text:p text:style-name="P17">Подготовка video training для Blazemeter</text:p>
          </table:table-cell>
          <table:table-cell table:style-name="Таблица4.B2" office:value-type="percentage" office:value="0.5">
            <text:p text:style-name="P13">50%</text:p>
          </table:table-cell>
          <table:table-cell table:style-name="Таблица4.C2" office:value-type="date" office:date-value="2017-03-10">
            <text:p text:style-name="P17">03/10/17</text:p>
          </table:table-cell>
          <table:table-cell table:style-name="Таблица4.A2" office:value-type="string">
            <text:p text:style-name="P13">6 часов</text:p>
          </table:table-cell>
          <table:table-cell table:style-name="Таблица4.E16" office:value-type="string">
            <text:p text:style-name="P17">Фирсанов К.А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'Arial Unicode MS'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Название2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pitch-complex="variable"/>
    </style:style>
    <style:style style:name="Название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5-04-07T10:27:00</meta:creation-date>
    <dc:date>2017-03-13T16:51:40.388803347</dc:date>
    <meta:editing-cycles>63</meta:editing-cycles>
    <meta:editing-duration>PT22H6M57S</meta:editing-duration>
    <meta:generator>LibreOffice/4.2.8.2$Linux_X86_64 LibreOffice_project/420m0$Build-2</meta:generator>
    <meta:document-statistic meta:table-count="4" meta:image-count="0" meta:object-count="0" meta:page-count="4" meta:paragraph-count="190" meta:word-count="468" meta:character-count="2845" meta:non-whitespace-character-count="2566"/>
  </office:meta>
</office:document-meta>
</file>